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style:style>
    <style:style style:name="P18" style:family="paragraph" style:parent-style-name="Preformatted_20_Text">
      <style:text-properties fo:color="#000000" fo:background-color="#dbdbdb"/>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fo:font-weight="bold" style:font-weight-asian="bold" style:font-weight-complex="bold"/>
    </style:style>
    <style:style style:name="P21" style:family="paragraph" style:parent-style-name="Preformatted_20_Text">
      <style:paragraph-properties fo:margin-left="0.6083in" fo:margin-right="0in" fo:text-indent="-0.6in" style:auto-text-indent="false">
        <style:tab-stops/>
      </style:paragraph-properties>
    </style:style>
    <style:style style:name="P22" style:family="paragraph" style:parent-style-name="Preformatted_20_Text">
      <style:paragraph-properties fo:margin-top="0in" fo:margin-bottom="0.1965in"/>
      <style:text-properties fo:color="#000000"/>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paragraph-properties fo:margin-left="0in" fo:margin-right="0in" fo:text-indent="0in" style:auto-text-indent="false"/>
    </style:style>
    <style:style style:name="P25"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6b0094" fo:font-weight="bold" style:font-weight-asian="bold" style:font-weight-complex="bold"/>
    </style:style>
    <style:style style:name="T18" style:family="text">
      <style:text-properties style:text-underline-style="none"/>
    </style:style>
    <style:style style:name="T19" style:family="text">
      <style:text-properties style:text-underline-style="none" fo:font-weight="bold" style:font-weight-asian="bold" style:font-weight-complex="bold"/>
    </style:style>
    <style:style style:name="T20" style:family="text">
      <style:text-properties fo:background-color="#dbdbdb"/>
    </style:style>
    <style:style style:name="T21" style:family="text">
      <style:text-properties fo:color="#0000cc" fo:background-color="#e7e7ff"/>
    </style:style>
    <style:style style:name="T22" style:family="text">
      <style:text-properties fo:color="#009966" fo:font-weight="bold"/>
    </style:style>
    <style:style style:name="T23" style:family="text">
      <style:text-properties fo:color="#006699" fo:font-weight="bold"/>
    </style:style>
    <style:style style:name="T24" style:family="text">
      <style:text-properties fo:color="#cc0000"/>
    </style:style>
    <style:style style:name="T25" style:family="text">
      <style:text-properties fo:color="#944794"/>
    </style:style>
    <style:style style:name="T26"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style-name="Standard"/>
      <text:p text:style-name="Standard"/>
      <text:p text:style-name="P24"/>
      <text:p text:style-name="P24"/>
      <text:p text:style-name="P25"/>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3">Assemblers<text:tab/>3</text:p>
            <text:p text:style-name="P23">The UASM65 Assembler, .S19 Files, and .LST files<text:tab/>6</text:p>
            <text:p text:style-name="P23">Sending An S19 File To The Emulator<text:tab/>10</text:p>
            <text:p text:style-name="P23">Models<text:tab/>14</text:p>
            <text:p text:style-name="P23">Placing Models Into A Computer<text:tab/>16</text:p>
            <text:p text:style-name="P23">Variables<text:tab/>18</text:p>
            <text:p text:style-name="P23">The Status Register<text:tab/>22</text:p>
            <text:p text:style-name="P23">How A Computer Makes Decisions<text:tab/>25</text:p>
            <text:p text:style-name="P23">The JMP Instruction<text:tab/>25</text:p>
            <text:p text:style-name="P23">Labels<text:tab/>27</text:p>
            <text:p text:style-name="P23">Forward Branches And The Zero Flag<text:tab/>28</text:p>
            <text:p text:style-name="P23">Negative Numbers And The Negative Flag<text:tab/>33</text:p>
            <text:p text:style-name="P23">Backward Branches And Loops<text:tab/>38</text:p>
            <text:p text:style-name="P23">The Carry Flag<text:tab/>44</text:p>
            <text:p text:style-name="P23">Indexed Addressing Modes And Commenting Programs<text:tab/>48</text:p>
            <text:p text:style-name="P23">Exercises<text:tab/>54</text:p>
            <text:p text:style-name="P23">Appendix A - 6502 Instruction Set Reference ( minus zero page addressing )<text:tab/>55</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4">abc123.txt</text:span>'. </text:p>
      <text:p text:style-name="Standard"/>
      <text:p text:style-name="Preformatted_20_Text">ABC</text:p>
      <text:p text:style-name="Preformatted_20_Text">123</text:p>
      <text:p text:style-name="Preformatted_20_Text">Hello Pat!</text:p>
      <text:p text:style-name="Preformatted_20_Text"/>
      <text:p text:style-name="Standard">( 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4">u6502_programs.mrw</text:span>, typed the following assembly language source code into it, and then saved it. <text:span text:style-name="T13">(Note: This is a %uasm "fold" and folds are explained in the </text:span><text:span text:style-name="T14">MathRider for Newbies</text:span><text:span text:style-name="T13">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4">uasm65</text:span><text:span text:style-name="T15">," I said "</text:span>and it stands for <text:span text:style-name="T4">Understandable Assembler for 6500 series CPUs</text:span>. <text:s/>The assembler is built into MathRider and it can be run by pressing <text:span text:style-name="T4">&lt;shift&gt;&lt;enter&gt;</text:span> inside of a <text:span text:style-name="T4">%uasm65 fold</text:span> <text:span text:style-name="T13">(which must be placed into a file which has a .mrw extension)</text:span>.</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
      <text:p text:style-name="Standard">"Those are called <text:span text:style-name="T4">pseudo ops</text:span> (which is short for pseudo operations) and another name for them is <text:span text:style-name="T4">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4">org</text:span> directive stands for <text:span text:style-name="T19">originate</text:span><text:span text:style-name="T18"> </text:span>and it tells the assembler what the beginning address of the code that follows it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4">%uasm65</text:span> fold and pressed &lt;shift&gt;&lt;enter&gt; . <text:s/>Here is a copy of the %uasm65 fold and the output it generated:</text:p>
      <text:p text:style-name="Standard"/>
      <text:p text:style-name="P17"><text:span text:style-name="T20"><text:s/>1:</text:span><text:span text:style-name="T21">%uasm65,description="Example 1"</text:span></text:p>
      <text:p text:style-name="P17"><text:span text:style-name="T20"><text:s/>2:</text:span> <text:s text:c="3"/><text:span text:style-name="T22">org</text:span> 0200h</text:p>
      <text:p text:style-name="P17"><text:span text:style-name="T20"><text:s/>3:</text:span> <text:s text:c="3"/></text:p>
      <text:p text:style-name="P17"><text:span text:style-name="T20"><text:s/>4:</text:span> <text:s text:c="3"/><text:span text:style-name="T23">lda</text:span> #<text:span text:style-name="T12">10d</text:span></text:p>
      <text:p text:style-name="P17"><text:span text:style-name="T20"><text:s/>5:</text:span> <text:s text:c="3"/><text:span text:style-name="T23">adc</text:span> #<text:span text:style-name="T12">5d</text:span></text:p>
      <text:p text:style-name="P17"><text:span text:style-name="T20"><text:s/>6:</text:span> <text:s text:c="3"/><text:span text:style-name="T23">sta</text:span> 0208h</text:p>
      <text:p text:style-name="P17"><text:span text:style-name="T20"><text:s/>7:</text:span> <text:s text:c="3"/><text:span text:style-name="T23">brk</text:span></text:p>
      <text:p text:style-name="P17"><text:span text:style-name="T20"><text:s/>8:</text:span> <text:s text:c="3"/></text:p>
      <text:p text:style-name="P17"><text:span text:style-name="T20"><text:s/>9:</text:span> <text:s text:c="3"/><text:span text:style-name="T22">end</text:span></text:p>
      <text:p text:style-name="P17"><text:span text:style-name="T20">10:</text:span><text:span text:style-name="T21">%/uasm65</text:span></text:p>
      <text:p text:style-name="P18">11:</text:p>
      <text:p text:style-name="P17"><text:span text:style-name="T20">12:</text:span> <text:s text:c="3"/><text:span text:style-name="T9">%output ,preserve="false"</text:span></text:p>
      <text:p text:style-name="P17"><text:span text:style-name="T20">13:</text:span> <text:s text:c="5"/>*** List file ***</text:p>
      <text:p text:style-name="P17"><text:span text:style-name="T20">14:</text:span> <text:s text:c="5"/></text:p>
      <text:p text:style-name="P17"><text:span text:style-name="T20">15:</text:span> <text:s text:c="5"/>0200 <text:s text:c="11"/>000001 | <text:s/>org 0200h</text:p>
      <text:p text:style-name="P17"><text:span text:style-name="T20">16:</text:span> <text:s text:c="21"/>000002 | <text:s/></text:p>
      <text:p text:style-name="P17"><text:span text:style-name="T20">17:</text:span> <text:s text:c="5"/>0200 A9 0A <text:s text:c="5"/>000003 | <text:s/>lda #10d</text:p>
      <text:p text:style-name="P17"><text:span text:style-name="T20">18:</text:span> <text:s text:c="5"/>0202 69 05 <text:s text:c="5"/>000004 | <text:s/>adc #5d</text:p>
      <text:p text:style-name="P17"><text:span text:style-name="T20">19:</text:span> <text:s text:c="5"/>0204 8D 08 02 <text:s text:c="2"/>000005 | <text:s/>sta 0208h</text:p>
      <text:p text:style-name="P17"><text:span text:style-name="T20">20:</text:span> <text:s text:c="5"/>0207 00 <text:s text:c="8"/>000006 | <text:s/>brk</text:p>
      <text:p text:style-name="P17"><text:span text:style-name="T20">21:</text:span> <text:s text:c="21"/>000007 | <text:s/></text:p>
      <text:p text:style-name="P17"><text:span text:style-name="T20">22:</text:span> <text:s text:c="21"/>000008 | <text:s/>end</text:p>
      <text:p text:style-name="P17"><text:span text:style-name="T20">23:</text:span> <text:s text:c="5"/></text:p>
      <text:p text:style-name="P17"><text:span text:style-name="T20">24:</text:span> <text:s text:c="5"/>*** Executable code ***</text:p>
      <text:p text:style-name="P17"><text:span text:style-name="T20">25:</text:span> <text:s text:c="5"/></text:p>
      <text:p text:style-name="P17"><text:span text:style-name="T20">26:</text:span> <text:s text:c="5"/><text:span text:style-name="T21">%s19,descrption="Execute this fold to send program to U6502 monitor."</text:span></text:p>
      <text:p text:style-name="P17"><text:span text:style-name="T20">27:</text:span> <text:s text:c="7"/><text:span text:style-name="T24">S0</text:span>07000055415347C8</text:p>
      <text:p text:style-name="P17"><text:soft-page-break/><text:span text:style-name="T20">28:</text:span> <text:s text:c="7"/><text:span text:style-name="T24">S1</text:span>0B0200A90A69058D0802003A</text:p>
      <text:p text:style-name="P17"><text:span text:style-name="T20">29:</text:span> <text:s text:c="7"/><text:span text:style-name="T24">S9</text:span>030000FC</text:p>
      <text:p text:style-name="P17"><text:span text:style-name="T20">30:</text:span> <text:s text:c="5"/><text:span text:style-name="T21">%/s19</text:span></text:p>
      <text:p text:style-name="P22"><text:span text:style-name="T20">31:</text:span> <text:s text:c="3"/><text:span text:style-name="T9">%/output</text:span> </text:p>
      <text:p text:style-name="Standard">I pointed at the output and said "The <text:span text:style-name="T4">.lst</text:span> file that was generated is present under the title which reads '<text:span text:style-name="T4">*** List file ***</text:span><text:span text:style-name="T15">'</text:span> and the <text:span text:style-name="T4">s19</text:span> file is present in a <text:span text:style-name="T4">%s19</text:span> fold which is under the title '<text:span text:style-name="T4">*** Executable code ***</text:span><text:span text:style-name="T15">'</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s19</text:span> file if we look at the <text:span text:style-name="T4">lst</text:span> file first." ( see Fig. 2)</text:p>
      <text:p text:style-name="Standard"/>
      <text:p text:style-name="Standard"><draw:frame draw:style-name="fr2" draw:name="Object2" text:anchor-type="paragraph" svg:x="0.2555in" svg:y="0.1535in" svg:width="5.55in" svg:height="3.4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4">0200</text:span> <text:span text:style-name="T4">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3">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text:soft-page-break/>0200 <text:s/><text:span text:style-name="T10">A9 0A</text:span> <text:s text:c="4"/>LDA #0Ah</text:p>
      <text:p text:style-name="Preformatted_20_Text">0202 <text:s/><text:span text:style-name="T10">69 05</text:span> <text:s text:c="4"/>ADC #05h</text:p>
      <text:p text:style-name="Preformatted_20_Text">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4">umon65</text:span> monitor program is written in assembly language," I replied "and its source code is included in the emulator's download archive file. <text:s/>The file is called <text:span text:style-name="T4">umon65uasm</text:span> and it is located in the <text:span text:style-name="T4">examples/u6502</text:span><text:span text:style-name="T15">/ directory ( or examples\u6502\ on Windows systems )</text:span>. <text:s/>The <text:span text:style-name="T4">manual</text:span> for the umon65 monitor is also in that directory."</text:p>
      <text:p text:style-name="Standard"/>
      <text:p text:style-name="Standard">Pat opened the <text:span text:style-name="T4">umon65.uasm</text:span> file in the text editor and looked at it. <text:s/><text:span text:style-name="T12">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text:soft-page-break/>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text:soft-page-break/></text:p>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text:soft-page-break/>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text:soft-page-break/></text:p>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text:soft-page-break/></text:p>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text:soft-page-break/>invented."</text:p>
      <text:p text:style-name="Plain_5f_heading_5f_1">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6">11 02</text:span> <text:s text:c="2"/>000003 | <text:s text:c="7"/>lda <text:span text:style-name="T26">garage_width</text:span></text:p>
      <text:p text:style-name="Preformatted_20_Text">0203 69 01 <text:s text:c="5"/>000004 | <text:s text:c="7"/>adc #1d</text:p>
      <text:p text:style-name="Preformatted_20_Text">0205 8D <text:span text:style-name="T26">11 02</text:span> <text:s text:c="2"/>000005 | <text:s text:c="7"/>sta <text:span text:style-name="T26">garage_width</text:span></text:p>
      <text:p text:style-name="Preformatted_20_Text"><text:s text:c="16"/>000006 |</text:p>
      <text:p text:style-name="Preformatted_20_Text">0208 AD <text:span text:style-name="T11">12 02</text:span> <text:s text:c="2"/>000007 | <text:s text:c="7"/>lda <text:span text:style-name="T11">garage_length</text:span></text:p>
      <text:p text:style-name="Preformatted_20_Text">020B 69 01 <text:s text:c="5"/>000008 | <text:s text:c="7"/>adc #1d</text:p>
      <text:p text:style-name="Preformatted_20_Text">020D 8D <text:span text:style-name="T11">12 02</text:span> <text:s text:c="2"/>000009 | <text:s text:c="7"/>sta <text:span text:style-name="T11">garage_length</text:span></text:p>
      <text:p text:style-name="Preformatted_20_Text">0210 00 <text:s text:c="8"/>000010 | <text:s text:c="7"/>brk</text:p>
      <text:p text:style-name="Preformatted_20_Text"><text:s text:c="16"/>000011 | <text:s text:c="7"/></text:p>
      <text:p text:style-name="Preformatted_20_Text"><text:span text:style-name="T25">0211</text:span> 09 <text:s text:c="8"/>000012 |<text:span text:style-name="T17">garage_width</text:span> <text:span text:style-name="T10">dbt</text:span> <text:span text:style-name="T13">9d</text:span></text:p>
      <text:p text:style-name="Preformatted_20_Text">0212 08 <text:s text:c="8"/>000013 |<text:span text:style-name="T11">garage_length</text:span> <text:span text:style-name="T10">dbt</text:span> <text:span text:style-name="T13">8d</text:span></text:p>
      <text:p text:style-name="Preformatted_20_Text"><text:s text:c="16"/>000014 | <text:s text:c="7"/></text:p>
      <text:p text:style-name="Preformatted_20_Text"><text:soft-page-break/><text:s text:c="16"/>000015 | <text:s text:c="7"/>end</text:p>
      <text:p text:style-name="Standard"/>
      <text:p text:style-name="Standard"/>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11h. <text:s/>The <text:span text:style-name="T4">garage_length</text:span> variable has been initialized to <text:span text:style-name="T4">8</text:span> decimal and the address it has been bound to is 0212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 021f </text:span>command followed by a <text:span text:style-name="T4">u 0200</text:span> command then I will help you step through the program."</text:p>
      <text:p text:style-name="Standard"/>
      <text:p text:style-name="Standard">Pat loaded the program and executed the two commands. <text:s/>This is what was <text:soft-page-break/>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3">09</text:span> <text:span text:style-name="T13">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3">09 08</text:span> <text:s text:c="4"/><text:span text:style-name="T13">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4">9</text:span> and memory location 0212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4">9</text:span> and <text:span text:style-name="T4">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ext:soft-page-break/>"The <text:span text:style-name="T4">garage floor</text:span> that is being modeled by the <text:span text:style-name="T4">garage_width</text:span> and <text:span text:style-name="T4">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3">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3">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text:soft-page-break/>-d 0211</text:p>
      <text:p text:style-name="Preformatted_20_Text"/>
      <text:p text:style-name="Preformatted_20_Text">0211 <text:s/><text:span text:style-name="T13">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3">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3">0A</text:span> 08 00 00 00 00 00 00 - 00 00 00 00 00 00 00 00 <text:s/>................</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text:soft-page-break/></text:p>
      <text:p text:style-name="Standard">"I was wondering when you would ask about those letters." I replied. <text:s/>"<text:span text:style-name="T4">SR</text:span> stands for <text:span text:style-name="T4">Status Register</text:span> and the bits in this register indicate the current state or status of the CPU. <text:s/>These bits are called status flags or <text:span text:style-name="T4">flags</text:span> for 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text:soft-page-break/>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text:soft-page-break/>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ext:soft-page-break/>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9">-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text:soft-page-break/></text:p>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oft-page-break/><text:s text:c="16"/>000016 |</text:p>
      <text:p text:style-name="Preformatted_20_Text"/>
      <text:p text:style-name="Standard">"In this listing, you can see how the label <text:span text:style-name="T4">skip1</text:span> is bound to address 0207h 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4">Carry</text:span> flag, BEQ and BNE are related to the <text:span text:style-name="T4">Zero</text:span> flag, BMI and BPL are related to 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text:soft-page-break/></text:p>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oft-page-break/><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text:soft-page-break/>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text:soft-page-break/>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text:soft-page-break/>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
      <text:p text:style-name="Preformatted_20_Text"><text:span text:style-name="T16">0202</text:span> <text:s/>A2 02 <text:s text:c="4"/>LDX #02h</text:p>
      <text:p text:style-name="Preformatted_20_Text"><text:soft-page-break/></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6">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pan text:style-name="T16">0202</text:span>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text:soft-page-break/>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ext:soft-page-break/>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text:soft-page-break/>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text:soft-page-break/></text:p>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text:soft-page-break/>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text:soft-page-break/>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text:span text:style-name="T10">00</text:span> <text:s text:c="8"/>FC <text:s text:c="7"/>00 <text:s text:c="7"/>FD <text:s text:c="6"/>000101<text:span text:style-name="T13">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contents of the X register are added to this <text:span text:style-name="T4">base</text:span> <text:span text:style-name="T4">address</text:span> to determine the <text:span text:style-name="T4">effective address</text:span> that will be accessed by the instruction."</text:p>
      <text:p text:style-name="Standard"><text:soft-page-break/></text:p>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5">, an </text:span><text:span text:style-name="T4">array</text:span><text:span text:style-name="T15">,</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text:soft-page-break/></text:p>
      <text:p text:style-name="Preformatted_20_Text"/>
      <text:p text:style-name="Preformatted_20_Text"><text:bookmark-start text:name="DDE_LINK1"/><text:s text:c="7"/><text:bookmark-start text:name="DDE_LINK4"/><text:s text:c="9"/>000001 |;The purpose of this program is to calculate the</text:p>
      <text:p text:style-name="Preformatted_20_Text"><text:s text:c="16"/>000002 |;sum of the array nums and then to place the</text:p>
      <text:p text:style-name="Preformatted_20_Text"><text:s text:c="16"/>000003 |;result into the variable sum.</text:p>
      <text:p text:style-name="Preformatted_20_Text"><text:s text:c="16"/>000004 |</text:p>
      <text:p text:style-name="Preformatted_20_Text">0200 <text:s text:c="11"/>000005 |<text:tab/>org 0200h</text:p>
      <text:p text:style-name="Preformatted_20_Text"><text:s text:c="16"/>000006 |<text:tab/></text:p>
      <text:p text:style-name="Preformatted_20_Text"><text:s text:c="16"/>000007 |;An array of 10 bytes.</text:p>
      <text:p text:style-name="Preformatted_20_Text">0200 01 <text:s text:c="8"/>000008 |nums<text:tab/>dbt 1d,2d,3d,4d,5d,6d,7d,8d,9d,10d<text:bookmark-end text:name="DDE_LINK4"/></text:p>
      <text:p text:style-name="Preformatted_20_Text">0201 02 <text:s text:c="14"/></text:p>
      <text:p text:style-name="Preformatted_20_Text">0202 03 <text:s text:c="14"/></text:p>
      <text:p text:style-name="Preformatted_20_Text">0203 04 <text:s text:c="14"/></text:p>
      <text:p text:style-name="Preformatted_20_Text">0204 05 <text:s text:c="14"/></text:p>
      <text:p text:style-name="Preformatted_20_Text">0205 06 <text:s text:c="14"/></text:p>
      <text:p text:style-name="Preformatted_20_Text">0206 07 <text:s text:c="14"/></text:p>
      <text:p text:style-name="Preformatted_20_Text">0207 08 <text:s text:c="14"/></text:p>
      <text:p text:style-name="Preformatted_20_Text">0208 09 <text:s text:c="14"/></text:p>
      <text:p text:style-name="Preformatted_20_Text">0209 0A <text:s text:c="14"/></text:p>
      <text:p text:style-name="Preformatted_20_Text"><text:bookmark-start text:name="DDE_LINK3"/><text:s text:c="16"/>000009 |</text:p>
      <text:p text:style-name="Preformatted_20_Text"><text:s text:c="16"/>000010 |;Holds the sum of array at nums.</text:p>
      <text:p text:style-name="Preformatted_20_Text">020A 00 <text:s text:c="8"/>000011 |sum<text:tab/>dbt 0d</text:p>
      <text:p text:style-name="Preformatted_20_Text"><text:s text:c="16"/>000012 |<text:tab/></text:p>
      <text:p text:style-name="Preformatted_20_Text">0250 <text:s text:c="11"/>000013 |<text:tab/>org 0250h</text:p>
      <text:p text:style-name="Preformatted_20_Text"><text:s text:c="16"/>000014 |<text:tab/></text:p>
      <text:p text:style-name="Preformatted_20_Text"><text:s text:c="16"/>000015 |;Initialize the X register so that it offsets 0 </text:p>
      <text:p text:style-name="Preformatted_20_Text"><text:s text:c="16"/>000016 |;positions into the array nums.</text:p>
      <text:p text:style-name="Preformatted_20_Text">0250 A2 00 <text:s text:c="5"/>000017 |<text:tab/>ldx #0d</text:p>
      <text:p text:style-name="Preformatted_20_Text"><text:s text:c="16"/>000018 |<text:tab/></text:p>
      <text:p text:style-name="Preformatted_20_Text"><text:s text:c="16"/>000019 |;Initialize register 'A' to 0. <text:s/>This needs to be done </text:p>
      <text:p text:style-name="Preformatted_20_Text"><text:s text:c="16"/>000020 |;so that an old value in 'A' does not produce a wrong </text:p>
      <text:p text:style-name="Preformatted_20_Text"><text:s text:c="16"/>000021 |;sum during the first loop iteration.</text:p>
      <text:p text:style-name="Preformatted_20_Text">0252 A9 00 <text:s text:c="5"/>000022 |<text:tab/>lda #0d</text:p>
      <text:p text:style-name="Preformatted_20_Text"><text:s text:c="16"/>000023 |<text:tab/></text:p>
      <text:p text:style-name="Preformatted_20_Text"><text:s text:c="16"/>000024 |;Clear the carry flag so that it does not cause a</text:p>
      <text:p text:style-name="Preformatted_20_Text"><text:s text:c="16"/>000025 |;wrong sum to be calculated by the ADC instruction.</text:p>
      <text:p text:style-name="Preformatted_20_Text">0254 18 <text:s text:c="8"/>000026 |<text:tab/>clc</text:p>
      <text:p text:style-name="Preformatted_20_Text"><text:s text:c="16"/>000027 |<text:tab/></text:p>
      <text:p text:style-name="Preformatted_20_Text"><text:s text:c="16"/>000028 |;This label is the top of the calculation loop.</text:p>
      <text:p text:style-name="Preformatted_20_Text">0255 <text:s text:c="11"/>000029 |AddMore <text:s/>*</text:p>
      <text:p text:style-name="Preformatted_20_Text"><text:s text:c="16"/>000030 |</text:p>
      <text:p text:style-name="Preformatted_20_Text"><text:s text:c="16"/>000031 |;Obtain a value from the array at offset X positions </text:p>
      <text:p text:style-name="Preformatted_20_Text"><text:s text:c="16"/>000032 |;into the array and add this value to the contents </text:p>
      <text:p text:style-name="Preformatted_20_Text"><text:s text:c="16"/>000033 |;of the 'A' register.</text:p>
      <text:p text:style-name="Preformatted_20_Text">0255 7D 00 02 <text:s text:c="2"/>000034 |<text:tab/>adc nums,x</text:p>
      <text:p text:style-name="Preformatted_20_Text"><text:s text:c="16"/>000035 |<text:tab/></text:p>
      <text:p text:style-name="Preformatted_20_Text"><text:s text:c="16"/>000036 |;Increment X to the next offset position.</text:p>
      <text:p text:style-name="Preformatted_20_Text">0258 E8 <text:s text:c="8"/>000037 |<text:tab/>inx</text:p>
      <text:p text:style-name="Preformatted_20_Text"><text:s text:c="16"/>000038 |<text:tab/></text:p>
      <text:p text:style-name="Preformatted_20_Text"><text:s text:c="16"/>000039 |;If X has been incremented to 10, fall through the </text:p>
      <text:p text:style-name="Preformatted_20_Text"><text:soft-page-break/><text:s text:c="16"/>000040 |;bottom of the loop. <text:s/>If X is less than 10 then loop </text:p>
      <text:p text:style-name="Preformatted_20_Text"><text:s text:c="16"/>000041 |;back to AddMore and add another value from the array.</text:p>
      <text:p text:style-name="Preformatted_20_Text">0259 E0 0A <text:s text:c="5"/>000042 |<text:tab/>cpx #10d</text:p>
      <text:p text:style-name="Preformatted_20_Text">025B D0 F8 <text:s text:c="5"/>000043 |<text:tab/>bne AddMore</text:p>
      <text:p text:style-name="Preformatted_20_Text"><text:s text:c="16"/>000044 |<text:tab/></text:p>
      <text:p text:style-name="Preformatted_20_Text"><text:s text:c="16"/>000045 |;After the loop has finished calculating the sum of </text:p>
      <text:p text:style-name="Preformatted_20_Text"><text:s text:c="16"/>000046 |;the array, store this sum into the variable called </text:p>
      <text:p text:style-name="Preformatted_20_Text"><text:s text:c="16"/>000047 |;'sum'.</text:p>
      <text:p text:style-name="Preformatted_20_Text">025D 8D 0A 02 <text:s text:c="2"/>000048 |<text:tab/>sta sum</text:p>
      <text:p text:style-name="Preformatted_20_Text"><text:s text:c="16"/>000049 |<text:tab/></text:p>
      <text:p text:style-name="Preformatted_20_Text"><text:s text:c="16"/>000050 |;Return program control back to the monitor.</text:p>
      <text:p text:style-name="Preformatted_20_Text">0260 00 <text:s text:c="8"/>000051 |<text:tab/>brk</text:p>
      <text:p text:style-name="Preformatted_20_Text"><text:s text:c="16"/>000052 |<text:tab/></text:p>
      <text:p text:style-name="Preformatted_20_Text"><text:s text:c="16"/>000053 |;The end command must have at least 1 blank line</text:p>
      <text:p text:style-name="Preformatted_20_Text"><text:s text:c="16"/>000054 |;underneath it.</text:p>
      <text:p text:style-name="Preformatted_20_Text"><text:s text:c="16"/>000055 |</text:p>
      <text:p text:style-name="Preformatted_20_Text"><text:s text:c="16"/>000056 |<text:tab/>end</text:p>
      <text:p text:style-name="Preformatted_20_Text"><text:s text:c="16"/>000057 |<text:bookmark-end text:name="DDE_LINK1"/><text:bookmark-end text:name="DDE_LINK3"/></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text:soft-page-break/>0259 <text:s/>E0 0A <text:s text:c="4"/>CPX #0Ah</text:p>
      <text:p text:style-name="Preformatted_20_Text">025B <text:s/>D0 F8 <text:s text:c="4"/>BNE 0255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text:soft-page-break/>1) The source code for the umon65 monitor is in the umon65 directory in the download file that contained the emulator. <text:s/>Open this file and study it.</text:p>
      <text:p text:style-name="Standard"/>
      <text:p text:style-name="Standard">2) Write an assembly language program that adds the numbers 1,2,3,4,5, and 6 together and places the sum into location 0280h.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20">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20">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20">Processor Stack:</text:p>
      <text:p text:style-name="Preformatted_20_Text">Top down, 0x0100 - 0x01FF</text:p>
      <text:p text:style-name="Preformatted_20_Text"><text:s/></text:p>
      <text:p text:style-name="Preformatted_20_Text"/>
      <text:p text:style-name="P20">Words:</text:p>
      <text:p text:style-name="Preformatted_20_Text">16 bit words in lowbyte-highbyte representation (Little-Endian).</text:p>
      <text:p text:style-name="Preformatted_20_Text"/>
      <text:p text:style-name="Preformatted_20_Text"/>
      <text:p text:style-name="P20">Addressing Modes:</text:p>
      <text:p text:style-name="P21">#<text:tab/>Immediate / OPC #$BB / Operand is byte (BB).</text:p>
      <text:p text:style-name="P21">A<text:tab/>Accumulator / OPC A / Operand is AC.</text:p>
      <text:p text:style-name="P21">abs<text:tab/>Absolute / OPC $HHLL / Operand is address $HHLL.</text:p>
      <text:p text:style-name="P21">abs,X<text:tab/>Absolute,X-indexed / OPC $HHLL,X / Operand is address incremented by X with carry.</text:p>
      <text:p text:style-name="P21">abs,Y<text:tab/>Absolute,Y-indexed / OPC $HHLL,Y / Operand is address incremented by Y with carry.</text:p>
      <text:p text:style-name="P21">impl<text:tab/>Implied / OPC / Operand implied.</text:p>
      <text:p text:style-name="P21">ind<text:tab/>Indirect / OPC ($HHLL) / Operand is effective address, effective address is value of address.</text:p>
      <text:p text:style-name="P21">X,ind<text:tab/>X-indexed,indirect / OPC ($BB,X) / Operand is effective zeropage address, effective address is byte (BB) incremented by X without carry.</text:p>
      <text:p text:style-name="P21">ind,Y<text:tab/>Indirect,Y-indexed / OPC ($LL),Y / Operand is effective address incremented by Y with carry, effective address is word at zeropage address.</text:p>
      <text:p text:style-name="P21">rel<text:tab/>Relative / OPC $BB / Branch target is PC + offset (BB), bit 7 <text:soft-page-break/>signifies negative offset.</text:p>
      <text:p text:style-name="Preformatted_20_Text"/>
      <text:p text:style-name="Preformatted_20_Text"/>
      <text:p text:style-name="Preformatted_20_Text"/>
      <text:p text:style-name="P20">Instructions:</text:p>
      <text:p text:style-name="Preformatted_20_Text"/>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20">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20">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20">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20">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20">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20">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20">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20"><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20">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20">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20">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20">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20"><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20">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20">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20">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20">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20"><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20">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20">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20">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20">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20">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20">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20">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20">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20">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20">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20">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20">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20">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20">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20">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20">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20">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20">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20">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20">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20">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20">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20">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20">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20">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20">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20">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20">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20">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20">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20">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20">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20">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20">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20">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20">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20">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20">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3<text:tab/><text:span text:style-name="T1">6502 Assembly Language</text:span><text:tab/><text:page-number text:select-page="current">68</text:page-number>/<text:page-count>68</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30T15:07:05</dc:date>
    <meta:editing-cycles>576</meta:editing-cycles>
    <meta:editing-duration>P11DT20H21M37S</meta:editing-duration>
    <meta:user-defined meta:name="Info 1"/>
    <meta:user-defined meta:name="Info 2"/>
    <meta:user-defined meta:name="Info 3"/>
    <meta:user-defined meta:name="Info 4"/>
    <meta:document-statistic meta:table-count="0" meta:image-count="0" meta:object-count="9" meta:page-count="68" meta:paragraph-count="1401" meta:word-count="16341" meta:character-count="993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00ff" fo:font-size="12pt"/>
    </style:style>
    <style:style style:name="T6" style:family="text">
      <style:text-properties fo:color="#008000" fo:font-size="12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1">0200 A9 0A <text:s text:c="5"/></text:span><text:span text:style-name="T2">000003 </text:span><text:span text:style-name="T3">| <text:s text:c="7"/></text:span><text:span text:style-name="T4">lda #10d</text:span></text:p>
            <text:p text:style-name="P1"><text:span text:style-name="T1">0202 69 05 <text:s text:c="5"/></text:span><text:span text:style-name="T2">000004 </text:span><text:span text:style-name="T3">| <text:s text:c="7"/></text:span><text:span text:style-name="T4">adc #5d</text:span></text:p>
            <text:p text:style-name="P1"><text:span text:style-name="T1">0204 8D 08 02 <text:s text:c="2"/></text:span><text:span text:style-name="T2">000005 </text:span><text:span text:style-name="T3">| <text:s text:c="7"/></text:span><text:span text:style-name="T4">sta 0208h</text:span></text:p>
            <text:p text:style-name="P1"><text:span text:style-name="T1">0207 00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09cm" svg:height="1.199cm" svg:x="10.38cm" svg:y="2.327cm">
          <draw:text-box>
            <text:p text:style-name="P1"><text:span text:style-name="T5">Original source</text:span></text:p>
            <text:p text:style-name="P1"><text:span text:style-name="T5">code</text:span></text:p>
          </draw:text-box>
        </draw:frame>
        <draw:frame draw:style-name="gr2" draw:text-style-name="P4" draw:layer="layout" svg:width="3.034cm" svg:height="1.199cm" svg:x="5.922cm" svg:y="2.243cm">
          <draw:text-box>
            <text:p text:style-name="P1"><text:span text:style-name="T6">Line numbers</text:span></text:p>
            <text:p text:style-name="P1"><text:span text:style-name="T6">for reference</text:span></text:p>
          </draw:text-box>
        </draw:frame>
        <draw:frame draw:style-name="gr2" draw:text-style-name="P5" draw:layer="layout" svg:width="3.148cm" svg:height="1.673cm" svg:x="1.477cm" svg:y="2.079cm">
          <draw:text-box>
            <text:p text:style-name="P1"><text:span text:style-name="T7">Start address</text:span></text:p>
            <text:p text:style-name="P1"><text:span text:style-name="T7">determined by</text:span></text:p>
            <text:p text:style-name="P1"><text:span text:style-name="T7">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 0 0 0 0-232-21 0 0 0 0-212 0 0 0 0 0-169 0 0 0 0 0 63-21z">
          <text:p text:style-name="P1"/>
        </draw:path>
        <draw:line draw:style-name="gr4" draw:text-style-name="P6" draw:layer="layout" svg:x1="2.763cm" svg:y1="3.683cm" svg:x2="2.753cm" svg:y2="4.887cm">
          <text:p text:style-name="P1"/>
        </draw:line>
        <draw:frame draw:style-name="gr2" draw:text-style-name="P5" draw:layer="layout" svg:width="2.225cm" svg:height="1.673cm" svg:x="3.694cm" svg:y="3.746cm">
          <draw:text-box>
            <text:p text:style-name="P1"><text:span text:style-name="T7">Machine</text:span></text:p>
            <text:p text:style-name="P1"><text:span text:style-name="T7">language</text:span></text:p>
            <text:p text:style-name="P1"><text:span text:style-name="T7">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34cm" svg:height="0.725cm" svg:x="1cm" svg:y="1cm">
          <draw:text-box>
            <text:p text:style-name="P1"><text:span text:style-name="T7">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